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7d04" officeooo:paragraph-rsid="000c7d04"/>
    </style:style>
    <style:style style:name="P2" style:family="paragraph" style:parent-style-name="Standard">
      <style:text-properties officeooo:rsid="000ca590" officeooo:paragraph-rsid="000ca590"/>
    </style:style>
    <style:style style:name="P3" style:family="paragraph" style:parent-style-name="Standard">
      <style:text-properties officeooo:rsid="000b77c3" officeooo:paragraph-rsid="000ca590"/>
    </style:style>
    <style:style style:name="P4" style:family="paragraph" style:parent-style-name="Standard">
      <style:text-properties officeooo:rsid="000d6748" officeooo:paragraph-rsid="000d6748"/>
    </style:style>
    <style:style style:name="P5" style:family="paragraph" style:parent-style-name="Standard">
      <style:text-properties officeooo:rsid="000c59b2" officeooo:paragraph-rsid="000d6748"/>
    </style:style>
    <style:style style:name="P6" style:family="paragraph" style:parent-style-name="Standard">
      <style:text-properties officeooo:rsid="000c59b2" officeooo:paragraph-rsid="000da96f"/>
    </style:style>
    <style:style style:name="P7" style:family="paragraph" style:parent-style-name="Standard">
      <style:text-properties officeooo:rsid="000da96f" officeooo:paragraph-rsid="000da96f"/>
    </style:style>
    <style:style style:name="P8" style:family="paragraph" style:parent-style-name="Standard">
      <style:text-properties officeooo:rsid="000e2057" officeooo:paragraph-rsid="000e2057"/>
    </style:style>
    <style:style style:name="T1" style:family="text">
      <style:text-properties officeooo:rsid="000b77c3"/>
    </style:style>
    <style:style style:name="T2" style:family="text">
      <style:text-properties officeooo:rsid="000c59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</text:p>
      <text:p text:style-name="P4"><text:s text:c="2"/><text:span text:style-name="T2">select </text:span>count(<text:span text:style-name="T2">*</text:span>)<text:span text:style-name="T2"> from film</text:span></text:p>
      <text:p text:style-name="P5">inner join film_list on film.film_id=film_list.FID</text:p>
      <text:p text:style-name="P5">where film.special_features=”Deleted Scenes” and film_list.category=”Documentary”</text:p>
      <text:p text:style-name="Standard"/>
      <text:p text:style-name="P2">2.</text:p>
      <text:p text:style-name="P2"><text:s text:c="2"/><text:span text:style-name="T1">select count(*) from staff </text:span></text:p>
      <text:p text:style-name="P3"><text:s text:c="2"/>inner join rental on rental.staff_id=staff.staff_id</text:p>
      <text:p text:style-name="P3"><text:s text:c="2"/>inner join invento<text:span text:style-name="T2">r</text:span>y on rental.inventory_id=inventory.inventory_id</text:p>
      <text:p text:style-name="P3"><text:s text:c="2"/>inner join film_list on inventory.film_id=film_list.FID</text:p>
      <text:p text:style-name="P3"><text:s text:c="2"/>where film_list.category=”Sci-Fi” <text:span text:style-name="T2">and </text:span></text:p>
      <text:p text:style-name="P3"><text:span text:style-name="T2"><text:s text:c="8"/>staff.staff_id=(select staff_id from staff where <text:s text:c="2"/>first_name=”Jon” and last_name=”Stephens”)</text:span>;</text:p>
      <text:p text:style-name="Standard"/>
      <text:p text:style-name="P1">3.</text:p>
      <text:p text:style-name="Standard">select total_sales from sales_by_film_category where category="Animation";</text:p>
      <text:p text:style-name="Standard"/>
      <text:p text:style-name="P8"/>
      <text:p text:style-name="Standard"/>
      <text:p text:style-name="P8">5.</text:p>
      <text:p text:style-name="P7"><text:s/><text:span text:style-name="T2">select count(*) from film</text:span></text:p>
      <text:p text:style-name="P6">inner join inventory on film.film_id=inventory.film_id</text:p>
      <text:p text:style-name="P6">inner join customer on inventory.store_id=customer.store_id</text:p>
      <text:p text:style-name="P6">where customer.first_name=”SUSAN” and customer.last_name=”WILSON” and film.rating=”R”;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2:16:20.330720753</meta:creation-date>
    <dc:date>2020-02-26T00:08:12.299019230</dc:date>
    <meta:editing-duration>PT37M33S</meta:editing-duration>
    <meta:editing-cycles>5</meta:editing-cycles>
    <meta:generator>LibreOffice/6.1.6.3$Linux_X86_64 LibreOffice_project/10$Build-3</meta:generator>
    <meta:document-statistic meta:table-count="0" meta:image-count="0" meta:object-count="0" meta:page-count="1" meta:paragraph-count="18" meta:word-count="74" meta:character-count="814" meta:non-whitespace-character-count="733"/>
  </office:meta>
</office:document-meta>
</file>